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>
            <text:p>distance spring to spring: 71.85 mm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distance sensor to sensor: 35,60 mm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Weight blokje: 200 gram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zijde zeshoek: 1.55 cm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x spring range: 3.0 cm – 2.55 = 0.45 cm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outfil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utral positio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lly dow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.45">
            <text:p>22.45</text:p>
          </table:table-cell>
          <table:table-cell table:formula="of:=[.B12]-0.5*15.5" office:value-type="float" office:value="14.7">
            <text:p>14.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+2" office:value-type="float" office:value="24.45">
            <text:p>24.45</text:p>
          </table:table-cell>
          <table:table-cell table:formula="of:=[.B13]-0.5*15.5" office:value-type="float" office:value="16.7">
            <text:p>16.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+2" office:value-type="float" office:value="26.45">
            <text:p>26.45</text:p>
          </table:table-cell>
          <table:table-cell table:formula="of:=[.B14]-0.5*15.5" office:value-type="float" office:value="18.7">
            <text:p>18.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+2" office:value-type="float" office:value="28.45">
            <text:p>28.45</text:p>
          </table:table-cell>
          <table:table-cell table:formula="of:=[.B15]-0.5*15.5" office:value-type="float" office:value="20.7">
            <text:p>20.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+2" office:value-type="float" office:value="30.45">
            <text:p>30.45</text:p>
          </table:table-cell>
          <table:table-cell table:formula="of:=[.B16]-0.5*15.5" office:value-type="float" office:value="22.7">
            <text:p>22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.7">
            <text:p>35.7</text:p>
          </table:table-cell>
          <table:table-cell table:formula="of:=[.B17]-0.5*15.5" office:value-type="float" office:value="27.95">
            <text:p>27.9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+2" office:value-type="float" office:value="37.7">
            <text:p>37.7</text:p>
          </table:table-cell>
          <table:table-cell table:formula="of:=[.B18]-0.5*15.5" office:value-type="float" office:value="29.95">
            <text:p>29.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+2" office:value-type="float" office:value="39.7">
            <text:p>39.7</text:p>
          </table:table-cell>
          <table:table-cell table:formula="of:=[.B19]-0.5*15.5" office:value-type="float" office:value="31.95">
            <text:p>31.9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9]+2" office:value-type="float" office:value="41.7">
            <text:p>41.7</text:p>
          </table:table-cell>
          <table:table-cell table:formula="of:=[.B20]-0.5*15.5" office:value-type="float" office:value="33.95">
            <text:p>33.9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0]+2" office:value-type="float" office:value="43.7">
            <text:p>43.7</text:p>
          </table:table-cell>
          <table:table-cell table:formula="of:=[.B21]-0.5*15.5" office:value-type="float" office:value="35.95">
            <text:p>35.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21]+2" office:value-type="float" office:value="45.7">
            <text:p>45.7</text:p>
          </table:table-cell>
          <table:table-cell table:formula="of:=[.B22]-0.5*15.5" office:value-type="float" office:value="37.95">
            <text:p>37.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22]+2" office:value-type="float" office:value="47.7">
            <text:p>47.7</text:p>
          </table:table-cell>
          <table:table-cell table:formula="of:=[.B23]-0.5*15.5" office:value-type="float" office:value="39.95">
            <text:p>39.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7]" office:value-type="float" office:value="35.7">
            <text:p>35.7</text:p>
          </table:table-cell>
          <table:table-cell table:formula="of:=[.B24]+0.5*15.5" office:value-type="float" office:value="43.45">
            <text:p>43.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8]" office:value-type="float" office:value="37.7">
            <text:p>37.7</text:p>
          </table:table-cell>
          <table:table-cell table:formula="of:=[.B25]+0.5*15.5" office:value-type="float" office:value="45.45">
            <text:p>45.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19]" office:value-type="float" office:value="39.7">
            <text:p>39.7</text:p>
          </table:table-cell>
          <table:table-cell table:formula="of:=[.B26]+0.5*15.5" office:value-type="float" office:value="47.45">
            <text:p>47.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20]" office:value-type="float" office:value="41.7">
            <text:p>41.7</text:p>
          </table:table-cell>
          <table:table-cell table:formula="of:=[.B27]+0.5*15.5" office:value-type="float" office:value="49.45">
            <text:p>49.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21]" office:value-type="float" office:value="43.7">
            <text:p>43.7</text:p>
          </table:table-cell>
          <table:table-cell table:formula="of:=[.B28]+0.5*15.5" office:value-type="float" office:value="51.45">
            <text:p>51.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22]" office:value-type="float" office:value="45.7">
            <text:p>45.7</text:p>
          </table:table-cell>
          <table:table-cell table:formula="of:=[.B29]+0.5*15.5" office:value-type="float" office:value="53.45">
            <text:p>53.45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go </meta:initial-creator>
    <meta:creation-date>2015-05-01T17:46:02</meta:creation-date>
    <dc:date>2015-05-02T18:56:04</dc:date>
    <dc:creator>amigo </dc:creator>
    <meta:editing-duration>P1DT38M32S</meta:editing-duration>
    <meta:editing-cycles>4</meta:editing-cycles>
    <meta:generator>LibreOffice/3.5$Linux_X86_64 LibreOffice_project/350m1$Build-2</meta:generator>
    <meta:document-statistic meta:table-count="3" meta:cell-count="64" meta:object-count="0"/>
  </office:meta>
</office:document-meta>
</file>